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8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9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6" style:family="paragraph" style:parent-style-name="Table_20_Contents">
      <style:text-properties style:font-name="Arial" fo:font-size="14pt" style:font-name-asian="Arial" style:font-name-complex="Arial"/>
    </style:style>
    <style:style style:name="P27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4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8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29519664" text:id="ct32951966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3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3">/] XXX 20200608_12014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3">/] XXX 20200609_16173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3">/] XXX 20200610_112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13_1521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3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4_1024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5_11105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6_09084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3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18_1557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3">/] XXX 20200618_16211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3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2_125953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3_094026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3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4_132216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3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5_11232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7_1125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28_14194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3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3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[XXX 20200630_12475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3">/] XXX 20200630_1257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1_1641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  <text:p text:style-name="P12"/>
            <text:p text:style-name="P12">there is / to feign rich / and not exist</text:p>
            <text:p text:style-name="P12">any / to feign destitute / and rich</text:p>
            <text:p text:style-name="P12"/>
            <text:p text:style-name="P12">much</text:p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  <text:p text:style-name="P12"/>
            <text:p text:style-name="P12">ransoming shelter / soul – man</text:p>
            <text:p text:style-name="P12"/>
            <text:p text:style-name="P12">riches+his / and destitute / not – to listen</text:p>
            <text:p text:style-name="P12">/ rebuke</text:p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  <text:p text:style-name="P12"/>
            <text:p text:style-name="P12">light – uiindeul / to rejoice</text:p>
            <text:p text:style-name="P12"/>
            <text:p text:style-name="P12">and lamp / wicked / to be extinguished</text:p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  <text:p text:style-name="P12"/>
            <text:p text:style-name="P12">surely – in. arrogance / to give / strife</text:p>
            <text:p text:style-name="P12">and with – to take counsel / wisdom</text:p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  <text:p text:style-name="P12"/>
            <text:p text:style-name="P12">wealth / from. vanity / to dec<text:span text:style-name="T8">rease</text:span></text:p>
            <text:p text:style-name="P13">and to get together / on – hand / to increase</text:p>
          </table:table-cell>
        </table:table-row>
        <text:soft-page-break/>
        <table:table-row>
          <table:table-cell table:style-name="表29.A2" office:value-type="string">
            <text:p text:style-name="P15">13:12</text:p>
            <text:p text:style-name="P15"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  <text:p text:style-name="P12"/>
            <text:p text:style-name="P12">hope / to protract</text:p>
            <text:p text:style-name="P12"/>
            <text:p text:style-name="P12">to make ill – heart / and tree</text:p>
            <text:p text:style-name="P12"/>
            <text:p text:style-name="P12">lives / yearning / to come to pass</text:p>
          </table:table-cell>
        </table:table-row>
        <table:table-row>
          <table:table-cell table:style-name="表29.A2" office:value-type="string">
            <text:p text:style-name="P23">/] XXX 20200701_16590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3_16343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  <text:p text:style-name="P12"/>
            <text:p text:style-name="P12">to despise / to. word / to be held pledged / to. him</text:p>
            <text:p text:style-name="P12">and to fear / instruction / he / to receive payment</text:p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  <text:p text:style-name="P12"/>
            <text:p text:style-name="P12">law / wise man / fountain</text:p>
            <text:p text:style-name="P12"/>
            <text:p text:style-name="P12">lives / to. to withdraw</text:p>
            <text:p text:style-name="P12"/>
            <text:p text:style-name="P12">from. traps / death</text:p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  <text:p text:style-name="P12"/>
            <text:p text:style-name="P12">intelligence – good / to give – favor</text:p>
            <text:p text:style-name="P12">and way / to be treacherous / perennial</text:p>
          </table:table-cell>
        </table:table-row>
        <table:table-row>
          <table:table-cell table:style-name="表29.A2" office:value-type="string">
            <text:p text:style-name="P23">/] XXX 20200703_16435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5_1736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<text:soft-page-break/>טז <text:s/>כָּל-עָרוּם, יַעֲשֶׂה בְדָעַת; <text:s text:c="3"/>וּכְסִיל, </text:p>
            <text:p text:style-name="P15">יִפְרֹשׂ אִוֶּלֶת.<text:tab/>16</text:p>
          </table:table-cell>
          <table:table-cell table:style-name="表29.B2" office:value-type="string">
            <text:p text:style-name="P12"/>
            <text:p text:style-name="P12"/>
            <text:p text:style-name="P12"><text:soft-page-break/>every – crafty man / to act</text:p>
            <text:p text:style-name="P12"/>
            <text:p text:style-name="P12">in. knowledge / and one-stupid</text:p>
            <text:p text:style-name="P12"/>
            <text:p text:style-name="P12">to spread / folly</text:p>
          </table:table-cell>
        </table:table-row>
        <table:table-row>
          <table:table-cell table:style-name="表29.A2" office:value-type="string">
            <text:p text:style-name="P15">13:17</text:p>
            <text:p text:style-name="P15"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  <text:p text:style-name="P12"/>
            <text:p text:style-name="P12">messenger / wicked / to cast</text:p>
            <text:p text:style-name="P12"/>
            <text:p text:style-name="P12">in. evil / and agent / faithfullness</text:p>
            <text:p text:style-name="P12"/>
            <text:p text:style-name="P12">to heal</text:p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  <text:p text:style-name="P12"/>
            <text:p text:style-name="P12">destitution / and dishonor / to renounce</text:p>
            <text:p text:style-name="P12">admonition / and to observe / correction</text:p>
            <text:p text:style-name="P12">to be glorified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13:19</text:p>
            <text:p text:style-name="P15">תַּאֲוָה נִהְיָה, תֶּעֱרַב לְנָפֶשׁ; <text:s text:c="3"/>וְתוֹעֲבַת כְּסִילִים, סוּר מֵרָע.<text:tab/>19 </text:p>
          </table:table-cell>
          <table:table-cell table:style-name="表29.B2" office:value-type="string">
            <text:p text:style-name="P12"/>
            <text:p text:style-name="P12"/>
            <text:p text:style-name="P12">yearning / to be become / congenial</text:p>
            <text:p text:style-name="P12">to. soul / and abhorrence</text:p>
            <text:p text:style-name="P12"/>
            <text:p text:style-name="P12">ones-stupid / to withdraw / from. evil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7_13080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0</text:p>
            <text:p text:style-name="P15">כ <text:s/>הלוך (הוֹלֵךְ) אֶת-<text:soft-page-break/>חֲכָמִים</text:p>
            <text:p text:style-name="P15"><text:s/>וחכם (יֶחְכָּם); <text:s text:c="3"/>וְרֹעֶה כְסִילִים יֵרוֹעַ.<text:tab/>20 </text:p>
          </table:table-cell>
          <table:table-cell table:style-name="表29.B2" office:value-type="string">
            <text:p text:style-name="P12"/>
            <text:p text:style-name="P12"/>
            <text:p text:style-name="P12">to go / with – wise ones</text:p>
            <text:p text:style-name="P12"/>
            <text:p text:style-name="P12"><text:soft-page-break/></text:p>
            <text:p text:style-name="P12"/>
            <text:p text:style-name="P12">be wise! / and to associate</text:p>
            <text:p text:style-name="P12"/>
            <text:p text:style-name="P12">ones-stupid / to be imperiled</text:p>
          </table:table-cell>
        </table:table-row>
        <table:table-row>
          <table:table-cell table:style-name="表29.A2" office:value-type="string">
            <text:p text:style-name="P15">13:21</text:p>
            <text:p text:style-name="P15">כא <text:s/>חַטָּאִים, תְּרַדֵּף רָעָה; <text:s text:c="3"/>וְאֶת-צַדִּיקִים, יְשַׁלֶּם-טוֹב.<text:tab/>21</text:p>
          </table:table-cell>
          <table:table-cell table:style-name="表29.B2" office:value-type="string">
            <text:p text:style-name="P12"/>
            <text:p text:style-name="P12"/>
            <text:p text:style-name="P12">sinful-ones / to pursue</text:p>
            <text:p text:style-name="P12"/>
            <text:p text:style-name="P12">evil / and with – uiindeul</text:p>
            <text:p text:style-name="P12"/>
            <text:p text:style-name="P12">to repay - good</text:p>
          </table:table-cell>
        </table:table-row>
        <table:table-row>
          <table:table-cell table:style-name="表29.A2" office:value-type="string">
            <text:p text:style-name="P15">13:22</text:p>
            <text:p text:style-name="P15">כב <text:s/>טוֹב—יַנְחִיל</text:p>
            <text:p text:style-name="P15"><text:s/>בְּנֵי-בָנִים; <text:s text:c="3"/>וְצָפוּן לַצַּדִּיק, חֵיל חוֹטֵא.<text:tab/>22</text:p>
          </table:table-cell>
          <table:table-cell table:style-name="表29.B2" office:value-type="string">
            <text:p text:style-name="P12"/>
            <text:p text:style-name="P12"/>
            <text:p text:style-name="P12">good – to leave allotment</text:p>
            <text:p text:style-name="P12"/>
            <text:p text:style-name="P12">sons – sons / and to be secluded</text:p>
            <text:p text:style-name="P12"/>
            <text:p text:style-name="P12">for. uiin / estate / one-sinning</text:p>
          </table:table-cell>
        </table:table-row>
        <table:table-row>
          <table:table-cell table:style-name="表29.A2" office:value-type="string">
            <text:p text:style-name="P15">13:23</text:p>
            <text:p text:style-name="P15">כג <text:s/>רָב-אֹכֶל, נִיר רָאשִׁים; <text:s text:c="3"/>וְיֵשׁ </text:p>
            <text:p text:style-name="P15">נִסְפֶּה, בְּלֹא מִשְׁפָּט.<text:tab/>23 </text:p>
          </table:table-cell>
          <table:table-cell table:style-name="表29.B2" office:value-type="string">
            <text:p text:style-name="P12"/>
            <text:p text:style-name="P12"/>
            <text:p text:style-name="P12">much – food / tillage</text:p>
            <text:p text:style-name="P12"/>
            <text:p text:style-name="P12">ones-being-destitute / and there is</text:p>
            <text:p text:style-name="P12">to be swept off / in. not / judgement</text:p>
          </table:table-cell>
        </table:table-row>
        <table:table-row>
          <table:table-cell table:style-name="表29.A2" office:value-type="string">
            <text:p text:style-name="P15">13:24</text:p>
            <text:p text:style-name="P15">כד <text:s/>חוֹשֵׂךְ שִׁבְטוֹ,</text:p>
            <text:p text:style-name="P15"><text:s/>שׂוֹנֵא בְנוֹ; <text:s text:c="3"/>וְאֹהֲבוֹ, שִׁחֲרוֹ מוּסָר.<text:tab/>24 </text:p>
          </table:table-cell>
          <table:table-cell table:style-name="表29.B2" office:value-type="string">
            <text:p text:style-name="P12"/>
            <text:p text:style-name="P12"/>
            <text:p text:style-name="P12">one. to keep back / club+his</text:p>
            <text:p text:style-name="P12"/>
            <text:p text:style-name="P12">one. to hate / son+his / and one. to love+him</text:p>
            <text:p text:style-name="P12">to seek early+him / discipline</text:p>
          </table:table-cell>
        </table:table-row>
        <text:soft-page-break/>
        <table:table-row>
          <table:table-cell table:style-name="表29.A2" office:value-type="string">
            <text:p text:style-name="P23">/] XXX 20200707_132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8_14144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25</text:p>
            <text:p text:style-name="P15">כה <text:s/>צַדִּיק--אֹכֵל, לְשֹׂבַע נַפְשׁוֹ; <text:s text:c="3"/>וּבֶטֶן רְשָׁעִים תֶּחְסָר.</text:p>
          </table:table-cell>
          <table:table-cell table:style-name="表29.B2" office:value-type="string">
            <text:p text:style-name="P12"/>
            <text:p text:style-name="P12"/>
            <text:p text:style-name="P12">uiin – to eat / to. sat<text:span text:style-name="T8">isfaction</text:span></text:p>
            <text:p text:style-name="P13"/>
            <text:p text:style-name="P13">soul+his / and belly / wicked ones</text:p>
            <text:p text:style-name="P13">to have lack</text:p>
          </table:table-cell>
        </table:table-row>
        <table:table-row>
          <table:table-cell table:style-name="表29.A2" office:value-type="string">
            <text:p text:style-name="P15">14:1</text:p>
            <text:p text:style-name="P15">חַכְמוֹת נָשִׁים, בָּנְתָה בֵיתָהּ; <text:s text:c="3"/>וְאִוֶּלֶת, בְּיָדֶיהָ תֶהֶרְסֶנּוּ.<text:tab/>1 </text:p>
          </table:table-cell>
          <table:table-cell table:style-name="表29.B2" office:value-type="string">
            <text:p text:style-name="P12"/>
            <text:p text:style-name="P12"/>
            <text:p text:style-name="P12">wise ones / women / to build</text:p>
            <text:p text:style-name="P12"/>
            <text:p text:style-name="P12">house+her / and folly / in. hands+her</text:p>
            <text:p text:style-name="P12">to pull down+him</text:p>
          </table:table-cell>
        </table:table-row>
        <table:table-row>
          <table:table-cell table:style-name="表29.A2" office:value-type="string">
            <text:p text:style-name="P15">14:2</text:p>
            <text:p text:style-name="P15">ב <text:s/>הוֹלֵךְ בְּיָשְׁרוֹ, יְרֵא יְהוָה; <text:s text:c="3"/>וּנְלוֹז </text:p>
            <text:p text:style-name="P15">דְּרָכָיו בּוֹזֵהוּ.<text:tab/>2</text:p>
          </table:table-cell>
          <table:table-cell table:style-name="表29.B2" office:value-type="string">
            <text:p text:style-name="P12"/>
            <text:p text:style-name="P12"/>
            <text:p text:style-name="P12">one. to go / in. upright+his / to fear</text:p>
            <text:p text:style-name="P12">jehovah / and one. to be deviated</text:p>
            <text:p text:style-name="P12">ways+his / one. to despise+him</text:p>
          </table:table-cell>
        </table:table-row>
        <table:table-row>
          <table:table-cell table:style-name="表29.A2" office:value-type="string">
            <text:p text:style-name="P15">14:3</text:p>
            <text:p text:style-name="P15">ג <text:s/>בְּפִי-אֱוִיל, חֹטֶר גַּאֲוָה; <text:s text:c="3"/>וְשִׂפְתֵי חֲכָמִים, תִּשְׁמוּרֵם.<text:tab/>3</text:p>
          </table:table-cell>
          <table:table-cell table:style-name="表29.B2" office:value-type="string">
            <text:p text:style-name="P12"/>
            <text:p text:style-name="P12"/>
            <text:p text:style-name="P12">in. mouth – fool / twig</text:p>
            <text:p text:style-name="P12"/>
            <text:p text:style-name="P12">pride / and lips</text:p>
            <text:p text:style-name="P12"/>
            <text:p text:style-name="P12">wise ones / to guard+them</text:p>
          </table:table-cell>
        </table:table-row>
        <table:table-row>
          <table:table-cell table:style-name="表29.A2" office:value-type="string">
            <text:p text:style-name="P23">/] XXX 20200708_14262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09_1409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4</text:p>
            <text:p text:style-name="P15">ד <text:s/>בְּאֵין אֲלָפִים,</text:p>
            <text:p text:style-name="P15"><text:soft-page-break/><text:s/>אֵבוּס בָּר; <text:s text:c="3"/>וְרָב-תְּבוּאוֹת, בְּכֹחַ שׁוֹר.<text:tab/>4</text:p>
          </table:table-cell>
          <table:table-cell table:style-name="表29.B2" office:value-type="string">
            <text:p text:style-name="P12"/>
            <text:p text:style-name="P12"/>
            <text:p text:style-name="P12">in. there is no / domestic animals</text:p>
            <text:p text:style-name="P12"><text:soft-page-break/>crip / neat / and much</text:p>
            <text:p text:style-name="P12"/>
            <text:p text:style-name="P12">income / in. vigor / bul</text:p>
          </table:table-cell>
        </table:table-row>
        <table:table-row>
          <table:table-cell table:style-name="表29.A2" office:value-type="string">
            <text:p text:style-name="P15">14:5</text:p>
            <text:p text:style-name="P15">ה <text:s/>עֵד אֱמוּנִים, לֹא יְכַזֵּב; <text:s text:c="3"/>וְיָפִיחַ כְּזָבִים, עֵד שָׁקֶר.<text:tab/>5</text:p>
          </table:table-cell>
          <table:table-cell table:style-name="表29.B2" office:value-type="string">
            <text:p text:style-name="P12"/>
            <text:p text:style-name="P12"/>
            <text:p text:style-name="P12">witness / faithfullness / lo</text:p>
            <text:p text:style-name="P12"/>
            <text:p text:style-name="P12">to lie / and he. to puff / lies</text:p>
            <text:p text:style-name="P12"/>
            <text:p text:style-name="P12">witness / falsehood</text:p>
          </table:table-cell>
        </table:table-row>
        <table:table-row>
          <table:table-cell table:style-name="表29.A2" office:value-type="string">
            <text:p text:style-name="P15">14:6</text:p>
            <text:p text:style-name="P15">ו <text:s/>בִּקֶּשׁ-לֵץ חָכְמָה</text:p>
            <text:p text:style-name="P15"><text:s/>וָאָיִן; <text:s text:c="3"/>וְדַעַת</text:p>
            <text:p text:style-name="P15"><text:s/>לְנָבוֹן נָקָל.</text:p>
          </table:table-cell>
          <table:table-cell table:style-name="表29.B2" office:value-type="string">
            <text:p text:style-name="P12"/>
            <text:p text:style-name="P12"/>
            <text:p text:style-name="P12">to seek – one. to mock / wisdom</text:p>
            <text:p text:style-name="P12"/>
            <text:p text:style-name="P12">and there is not / and knowledge</text:p>
            <text:p text:style-name="P12"/>
            <text:p text:style-name="P12">to. one. to understand / light</text:p>
          </table:table-cell>
        </table:table-row>
        <table:table-row>
          <table:table-cell table:style-name="表29.A2" office:value-type="string">
            <text:p text:style-name="P23">/] XXX 20200709_14190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23">[XXX 20200710_11110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7</text:p>
            <text:p text:style-name="P15">לֵךְ מִנֶּגֶד, לְאִישׁ כְּסִיל; <text:s text:c="3"/>וּבַל-יָדַעְתָּ, שִׂפְתֵי-דָעַת.<text:tab/>7</text:p>
          </table:table-cell>
          <table:table-cell table:style-name="表29.B2" office:value-type="string">
            <text:p text:style-name="P12"/>
            <text:p text:style-name="P12"/>
            <text:p text:style-name="P12">go! / from. in front of / to. man / one-stupid</text:p>
            <text:p text:style-name="P12">and no – to know / lips – </text:p>
            <text:p text:style-name="P12"/>
            <text:p text:style-name="P12">knowledge </text:p>
          </table:table-cell>
        </table:table-row>
        <table:table-row>
          <table:table-cell table:style-name="表29.A2" office:value-type="string">
            <text:p text:style-name="P15">14:8</text:p>
            <text:p text:style-name="P15">ח <text:s/>חָכְמַת עָרוּם, הָבִין דַּרְכּוֹ; <text:s text:c="3"/>וְאִוֶּלֶת כְּסִילִים מִרְמָה.<text:tab/>8 </text:p>
          </table:table-cell>
          <table:table-cell table:style-name="表29.B2" office:value-type="string">
            <text:p text:style-name="P12"/>
            <text:p text:style-name="P12"/>
            <text:p text:style-name="P12">wisdom / crafty-one / to give consideration</text:p>
            <text:p text:style-name="P12">way+his / and folly / ones-stupid</text:p>
            <text:p text:style-name="P12"/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4:9</text:p>
            <text:p text:style-name="P15"><text:soft-page-break/>ט <text:s/>אֱוִלִים, יָלִיץ אָשָׁם; <text:s text:c="3"/>וּבֵין יְשָׁרִים רָצוֹן.<text:tab/>9 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ols / to mock / guilt-offering</text:p>
            <text:p text:style-name="P12"/>
            <text:p text:style-name="P12">and between / upright-ones / approval</text:p>
          </table:table-cell>
        </table:table-row>
        <table:table-row>
          <table:table-cell table:style-name="表29.A2" office:value-type="string">
            <text:p text:style-name="P15">14:10</text:p>
            <text:p text:style-name="P15">י <text:s/>לֵב--יוֹדֵעַ, מָרַּת נַפְשׁוֹ; <text:s text:c="3"/>וּבְשִׂמְחָתוֹ, לֹא-יִתְעָרַב זָר.</text:p>
          </table:table-cell>
          <table:table-cell table:style-name="表29.B2" office:value-type="string">
            <text:p text:style-name="P12"/>
            <text:p text:style-name="P12"/>
            <text:p text:style-name="P12">heart – to know / bitterness</text:p>
            <text:p text:style-name="P12"/>
            <text:p text:style-name="P12">soul+his / and in. to rejoice+him</text:p>
            <text:p text:style-name="P12"/>
            <text:p text:style-name="P12">not – to mix himself / alien-one</text:p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1</text:p>
            <text:p text:style-name="P15">בֵּית רְשָׁעִים, יִשָּׁמֵד; <text:s text:c="3"/>וְאֹהֶל יְשָׁרִים יַפְרִיחַ.<text:tab/>1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2</text:p>
            <text:p text:style-name="P15">יב <text:s/>יֵשׁ דֶּרֶךְ יָשָׁר, לִפְנֵי-אִישׁ; <text:s text:c="3"/>וְאַחֲרִיתָהּ, דַּרְכֵי-מָוֶת.<text:tab/>1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3</text:p>
            <text:p text:style-name="P15">יג <text:s/>גַּם-בִּשְׂחֹק יִכְאַב-לֵב; <text:s text:c="3"/>וְאַחֲרִיתָהּ שִׂמְחָה תוּג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4</text:p>
            <text:p text:style-name="P15"><text:soft-page-break/>יד <text:s/>מִדְּרָכָיו יִשְׂבַּע, סוּג לֵב; <text:s text:c="3"/>וּמֵעָלָיו, אִישׁ טוֹב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4:15</text:p>
            <text:p text:style-name="P15">טו <text:s/>פֶּתִי, יַאֲמִין לְכָל-דָּבָר; <text:s text:c="3"/>וְעָרוּם, יָבִין לַאֲשֻׁר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3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3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2"/>
      <text:p text:style-name="P21"/>
      <text:p text:style-name="P7">------------------------------------------------------------</text:p>
      <text:p text:style-name="P7">[XXX] 20200327_115755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><text:soft-page-break/></text:p>
      <text:p text:style-name="P21"/>
      <text:p text:style-name="P21"/>
      <text:p text:style-name="P21"/>
      <text:p text:style-name="P21"/>
      <text:p text:style-name="P1">------------------------------------------------------------ TEMPLATE<text:change text:change-id="ct329519664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<text:soft-page-break/>[/  XXX]</text:p>
      <text:p text:style-name="P20"/>
      <text:p text:style-name="P20"/>
      <text:p text:style-name="P4"/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4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7945329376403373577" text:style-name="L1">
        <text:list-item>
          <text:p text:style-name="P37">time label ==&gt; paste</text:p>
        </text:list-item>
        <text:list-item>
          <text:p text:style-name="P37">“@@@” ==&gt; move to → at the bottom of the doc area</text:p>
        </text:list-item>
        <text:list-item>
          <text:p text:style-name="P37">DUP : template</text:p>
        </text:list-item>
        <text:list-item>
          <text:p text:style-name="P37">close</text:p>
          <text:list>
            <text:list-item>
              <text:p text:style-name="P37">web pages</text:p>
            </text:list-item>
            <text:list-item>
              <text:p text:style-name="P37">sheet file</text:p>
            </text:list-item>
            <text:list-item>
              <text:p text:style-name="P37">folders (if any)</text:p>
            </text:list-item>
            <text:list-item>
              <text:p text:style-name="P37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6"/>
          </table:table-cell>
          <table:table-cell table:style-name="表236.A1" office:value-type="string">
            <text:p text:style-name="P26">TH</text:p>
          </table:table-cell>
          <table:table-cell table:style-name="表236.C1" office:value-type="string">
            <text:p text:style-name="P26">“the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gh</text:p>
          </table:table-cell>
          <table:table-cell table:style-name="表236.C2" office:value-type="string">
            <text:p text:style-name="P26">arabic ghain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6">dz</text:p>
          </table:table-cell>
          <table:table-cell table:style-name="表236.C2" office:value-type="string">
            <text:p text:style-name="P26">arabic ẓ (ðˁ) (ظ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a_</text:p>
          </table:table-cell>
          <table:table-cell table:style-name="表236.C2" office:value-type="string">
            <text:p text:style-name="P26">“<text:span text:style-name="T7">a</text:span>”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</text:p>
          </table:table-cell>
          <table:table-cell table:style-name="表236.C2" office:value-type="string">
            <text:p text:style-name="P26">kha:</text:p>
          </table:table-cell>
        </table:table-row>
        <table:table-row>
          <table:table-cell table:style-name="表236.A2" office:value-type="string">
            <text:p text:style-name="P26"/>
          </table:table-cell>
          <table:table-cell table:style-name="表236.A2" office:value-type="string">
            <text:p text:style-name="P25">** (#)</text:p>
          </table:table-cell>
          <table:table-cell table:style-name="表236.C2" office:value-type="string">
            <text:p text:style-name="P26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7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29951351010553612" text:style-name="L2">
              <text:list-item>
                <text:p text:style-name="P33">right-click &gt; r &gt; i &gt; <text:span text:style-name="T8">↑ &gt; Ret (inset rows)</text:span></text:p>
                <text:list>
                  <text:list-item>
                    <text:p text:style-name="P34">enter “a” x 3 (marker)</text:p>
                  </text:list-item>
                  <text:list-item>
                    <text:p text:style-name="P34">M – w &gt; a (new window)</text:p>
                  </text:list-item>
                </text:list>
              </text:list-item>
              <text:list-item>
                <text:p text:style-name="P34">C – f &gt; “@”x3 &gt; Ret (find “@”x3)</text:p>
                <text:list>
                  <text:list-item>
                    <text:p text:style-name="P34">C – x (cut)</text:p>
                  </text:list-item>
                  <text:list-item>
                    <text:p text:style-name="P34">C – f &gt; “a” x 3 &gt; Ret &gt; C – v (find, paste)</text:p>
                  </text:list-item>
                </text:list>
              </text:list-item>
              <text:list-item>
                <text:p text:style-name="P34">C – f &gt; “]” &gt; Ret (find “template”)</text:p>
                <text:list>
                  <text:list-item>
                    <text:p text:style-name="P34">select ==&gt; cells</text:p>
                  </text:list-item>
                  <text:list-item>
                    <text:p text:style-name="P34">C – c &gt; C – Home &gt; C – f &gt; “@” x 3 (copy, find label)</text:p>
                  </text:list-item>
                  <text:list-item>
                    <text:p text:style-name="P34">C - ← x 2 &gt; ↑ <text:s/>(navigation)</text:p>
                  </text:list-item>
                </text:list>
              </text:list-item>
              <text:list-item>
                <text:p text:style-name="P34"/>
              </text:list-item>
            </text:list>
          </table:table-cell>
        </table:table-row>
        <table:table-row>
          <table:table-cell table:style-name="表1.A2" office:value-type="string">
            <text:p text:style-name="P27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6176712518065916632" text:style-name="L3">
              <text:list-item>
                <text:p text:style-name="P35">in a cell</text:p>
                <text:list>
                  <text:list-item>
                    <text:p text:style-name="P35">C – End</text:p>
                  </text:list-item>
                  <text:list-item>
                    <text:p text:style-name="P35">Right click &gt; r &gt; i &gt; C – a &gt; 7 &gt; Ret (insert rows)</text:p>
                  </text:list-item>
                </text:list>
              </text:list-item>
              <text:list-item>
                <text:p text:style-name="P35">template ==&gt; C/P</text:p>
              </text:list-item>
              <text:list-item>
                <text:p text:style-name="P35">enter ==&gt; verse number</text:p>
                <text:list>
                  <text:list-item>
                    <text:p text:style-name="P35">copy → trunk string</text:p>
                  </text:list-item>
                  <text:list-item>
                    <text:p text:style-name="P35"><text:soft-page-break/>↓ &gt; C – v &gt; number &gt; Ret &gt; ↓</text:p>
                  </text:list-item>
                </text:list>
              </text:list-item>
              <text:list-item>
                <text:p text:style-name="P35">text ==&gt; C/P</text:p>
              </text:list-item>
              <text:list-item>
                <text:p text:style-name="P35">select ==&gt; string</text:p>
                <text:list>
                  <text:list-item>
                    <text:p text:style-name="P35">click on the right side of a numbering char</text:p>
                  </text:list-item>
                  <text:list-item>
                    <text:p text:style-name="P35">S – X (X = any char in the first line of the target text)</text:p>
                  </text:list-item>
                  <text:list-item>
                    <text:p text:style-name="P35">S – End (select the whole text area)</text:p>
                  </text:list-item>
                  <text:list-item>
                    <text:p text:style-name="P35">C – x (cut)</text:p>
                  </text:list-item>
                  <text:list-item>
                    <text:p text:style-name="P35">Tab (back)</text:p>
                  </text:list-item>
                  <text:list-item>
                    <text:p text:style-name="P35">C – v</text:p>
                  </text:list-item>
                  <text:list-item>
                    <text:p text:style-name="P35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7"/>
          </table:table-cell>
        </table:table-row>
      </table:table>
      <text:p text:style-name="P14"/>
      <text:p text:style-name="P17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7549048466946289638" text:style-name="L4">
              <text:list-item>
                <text:p text:style-name="P36">C – end (move to the end of the cell)</text:p>
              </text:list-item>
              <text:list-item>
                <text:p text:style-name="P36">Right click &gt; r &gt; i &gt; ↑ &gt; Ret (insert rows)</text:p>
              </text:list-item>
              <text:list-item>
                <text:p text:style-name="P36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7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7-10T11:49:29.26</dc:date>
    <dc:creator>iwabuchi ken</dc:creator>
    <meta:editing-duration>P6DT13H7M44S</meta:editing-duration>
    <meta:editing-cycles>498</meta:editing-cycles>
    <meta:generator>OpenOffice/4.1.3$Win32 OpenOffice.org_project/413m1$Build-9783</meta:generator>
    <meta:document-statistic meta:table-count="12" meta:image-count="0" meta:object-count="0" meta:page-count="31" meta:paragraph-count="760" meta:word-count="4509" meta:character-count="21306"/>
  </office:meta>
</office:document-meta>
</file>